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rsid="000a777c" officeooo:paragraph-rsid="000c2003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a777c" officeooo:paragraph-rsid="000c6cbd" style:font-size-asian="10.5pt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a777c" officeooo:paragraph-rsid="00157b46" style:font-size-asian="10.5pt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c6cbd" officeooo:paragraph-rsid="000c6cbd" style:font-size-asian="10.5pt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0e3c30" officeooo:paragraph-rsid="000e3c30" style:font-size-asian="10.5pt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103026" officeooo:paragraph-rsid="00103026" style:font-size-asian="10.5pt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10dcf3" officeooo:paragraph-rsid="0010dcf3" style:font-size-asian="10.5pt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1254af" officeooo:paragraph-rsid="001254af" style:font-size-asian="10.5pt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rsid="00139d4e" officeooo:paragraph-rsid="00139d4e" style:font-size-asian="10.5pt"/>
    </style:style>
    <style:style style:name="P10" style:family="paragraph" style:parent-style-name="Standard">
      <style:paragraph-properties fo:text-align="start" style:justify-single-word="false"/>
      <style:text-properties fo:language="ru" fo:country="RU" fo:font-weight="bold" officeooo:rsid="000a777c" officeooo:paragraph-rsid="000a777c" style:font-size-asian="10.5pt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ru" fo:country="RU" fo:font-weight="bold" officeooo:rsid="000a777c" officeooo:paragraph-rsid="000c2003" style:font-size-asian="10.5p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ru" fo:country="RU" fo:font-weight="bold" officeooo:rsid="000c6cbd" officeooo:paragraph-rsid="000c6cbd" style:font-size-asian="10.5pt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ru" fo:country="RU" fo:font-weight="bold" officeooo:rsid="000e3c30" officeooo:paragraph-rsid="000e3c30" style:font-size-asian="10.5pt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ru" fo:country="RU" fo:font-weight="bold" officeooo:rsid="001254af" officeooo:paragraph-rsid="001254af" style:font-size-asian="10.5pt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language="ru" fo:country="RU" fo:font-weight="bold" officeooo:rsid="000a777c" officeooo:paragraph-rsid="000a777c" style:font-size-asian="14pt" style:font-weight-asian="bold" style:font-size-complex="14pt" style:font-weight-complex="bold"/>
    </style:style>
    <style:style style:name="T1" style:family="text">
      <style:text-properties officeooo:rsid="000c2003"/>
    </style:style>
    <style:style style:name="T2" style:family="text">
      <style:text-properties officeooo:rsid="000c6cbd"/>
    </style:style>
    <style:style style:name="T3" style:family="text">
      <style:text-properties officeooo:rsid="000cf839"/>
    </style:style>
    <style:style style:name="T4" style:family="text">
      <style:text-properties officeooo:rsid="00103026"/>
    </style:style>
    <style:style style:name="T5" style:family="text">
      <style:text-properties officeooo:rsid="00139d4e"/>
    </style:style>
    <style:style style:name="T6" style:family="text">
      <style:text-properties officeooo:rsid="00157b46"/>
    </style:style>
    <style:style style:name="T7" style:family="text">
      <style:text-properties officeooo:rsid="001775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evice Whitelist Controller</text:p>
      <text:p text:style-name="P15">(Контроллер белых списков устройств)</text:p>
      <text:p text:style-name="P10">1. Описание</text:p>
      <text:p text:style-name="P3">Реализация контрольных групп для учёта и контроля за его соблюдением ограничений по открытию и созданию узлов(mknod) файл<text:span text:style-name="T6">ов</text:span> устройств. Контрольная группа устройства ассоциирует белый список доступа к устройствам в каждой контрольной группе. Элемент в белом списке содержит 4 поля. 'type'(all) для всех устройств, с(символьное) или b(блочное). 'all' означает, что может быть применено ко всем типам и всем minor и major номерам. Major и minor являются или целыми или *, если идёт речь о всех номерах. Доступ является составным из <text:s/>r(чтение), w(запись) и m(создание узла устройства, mknod).</text:p>
      <text:p text:style-name="P1">Корневая контрольная группа начинается с rwm к 'all'. Дочерняя контрольная группа получает <text:span text:style-name="T1">копию родительской. Администратор затем может удалить устройство из белого списка или добавить новый элемент. Дочерняя контрольная группа может никогда не получить доступ к устройству, который запрещён её родительской группой.</text:span></text:p>
      <text:p text:style-name="P1"/>
      <text:p text:style-name="P11"><text:span text:style-name="T1">2. Интерфейс пользователя</text:span></text:p>
      <text:p text:style-name="P2"><text:span text:style-name="T2">Элемент добавляется, используя device.allow и удаляется, используя device.deny. К примеру</text:span></text:p>
      <text:p text:style-name="P2"/>
      <text:p text:style-name="P2"><text:span text:style-name="T2">echo 'c 1:3 mr' &gt; /sys/fs/cgroup/1/devices.allow </text:span></text:p>
      <text:p text:style-name="P2"/>
      <text:p text:style-name="P4">позволяет cgroup 1 читать и создавать узел устройства, котор<text:span text:style-name="T6">ый</text:span> обычно известен как /dev/null. Выполняя</text:p>
      <text:p text:style-name="P4"/>
      <text:p text:style-name="P4">echo a &gt; /sys/fs/cgroup/1/devices.deny</text:p>
      <text:p text:style-name="P4"/>
      <text:p text:style-name="P4">мы удаляем элемент по умолчанию 'a *:* rwm'. Выполняя</text:p>
      <text:p text:style-name="P4"/>
      <text:p text:style-name="P4">echo a &gt; /sys/fs/cgroup/1/devices.allow</text:p>
      <text:p text:style-name="P4"/>
      <text:p text:style-name="P4">мы добавим элемент 'a *:* rwm' в белый список.</text:p>
      <text:p text:style-name="P4"/>
      <text:p text:style-name="P12">3. Безопасность</text:p>
      <text:p text:style-name="P4">Любая задача может переместить саму себя между контрольными группами. <text:span text:style-name="T3">Этого очевидно будет недостаточно для соблюдения безопасности, однако мы может определить наилучший путь для адекватного разграничения перемещений, как только люди получат некоторый опыт в этом. Мы можем только хотеть наличия CAP_SYS_ADMIN, который был бы как минимум отдельным битом в CAP_MKNOD. Мы может хотим отклонять перемещения в контрольную группу, которая не является вложенной по отношению к конкретной. Или мы можем только хотеть использовать CAP_MAC_ADMIN. В то же время, в действительности пытаемся заблокировать корень.</text:span></text:p>
      <text:p text:style-name="P5">CAP_SYS_ADMIN является необходимым для изменения белого <text:span text:style-name="T7">списка</text:span> или для перемещения другой задачи в новую контрольную группу. (Мы вероятно вновь будем, по возможности, желать изменить это).</text:p>
      <text:p text:style-name="P5">Контрольная группа не может получить больше разрешений чем имеет родительская.</text:p>
      <text:p text:style-name="P5"/>
      <text:p text:style-name="P13">4. Иерархия</text:p>
      <text:p text:style-name="P5">Контрольная группа device управляет иерархией создавая гарантию того, что контрольная группа никогда не будет иметь больше прав чем её родитель. Каждый раз когда элемент записан <text:soft-page-break/>в файл контрольной группы device.deny, во всех её дочерних группах элемент будет удалён из соответствующих белых списков. Все локальные наборы белых <text:span text:style-name="T7">списков</text:span> в дочерних группах будут затем перепроверены. В случае, если один из <text:span text:style-name="T4">элементов</text:span> локальн<text:span text:style-name="T4">ого</text:span> наборов белого списка <text:span text:style-name="T4">будет предоставлять больше доступа чем родительская группа, он будет удалён из белого списка.</text:span></text:p>
      <text:p text:style-name="P6">Пример:</text:p>
      <text:p text:style-name="P6"><text:s text:c="6"/>A</text:p>
      <text:p text:style-name="P6"><text:s text:c="5"/>/ \</text:p>
      <text:p text:style-name="P6"><text:s text:c="8"/>B</text:p>
      <text:p text:style-name="P6"/>
      <text:p text:style-name="P6">Группа<text:tab/>Поведение<text:tab/>Исключения</text:p>
      <text:p text:style-name="P6">A<text:tab/><text:tab/>allow<text:tab/><text:tab/>"b 8:* rwm", "c 116:1 rw"</text:p>
      <text:p text:style-name="P6">B<text:tab/><text:tab/>deny<text:tab/><text:tab/>"c 1:3 rwm", "c 116:2 rwm", "b 3:* rwm"</text:p>
      <text:p text:style-name="P6"/>
      <text:p text:style-name="P6">Если устройство запрещено в группе А:</text:p>
      <text:p text:style-name="P6"/>
      <text:p text:style-name="P6"># echo "c 116:* r" &gt; A/devices.deny</text:p>
      <text:p text:style-name="P6"/>
      <text:p text:style-name="P6">запрет на его использование будет передан вниз всем остальным и после перепроверки элементов B, элемент "c 116:2 rwm" будет удалён из белого списка:</text:p>
      <text:p text:style-name="P6"/>
      <text:p text:style-name="P6">Группа<text:tab/>Элементы белого списка<text:tab/>Запрещённые устройства</text:p>
      <text:p text:style-name="P6">А<text:tab/><text:tab/>all<text:tab/><text:tab/><text:tab/><text:tab/>"b 8:* rwm", "c 116:* rw"</text:p>
      <text:p text:style-name="P6">В<text:tab/><text:tab/>"c 1:3 rwm", "b 3:* rwm"<text:tab/>all the rest</text:p>
      <text:p text:style-name="P6"/>
      <text:p text:style-name="P6">В случае если родительские исключения изменятся и локальные исключения больше не разрешены, тогда они будут удалены.</text:p>
      <text:p text:style-name="P6">Заметьте, что новые элементы белого списка не будут переданы вниз:</text:p>
      <text:p text:style-name="P6"><text:s text:c="5"/>A</text:p>
      <text:p text:style-name="P6"><text:s text:c="4"/>/ \</text:p>
      <text:p text:style-name="P6"><text:s text:c="7"/>B</text:p>
      <text:p text:style-name="P6"/>
      <text:p text:style-name="P6">Группа<text:tab/>Элементы белого списка<text:tab/>Запрещённые устройства</text:p>
      <text:p text:style-name="P6">A <text:s text:c="11"/><text:tab/>"c 1:3 rwm", "c 1:5 r" <text:s text:c="11"/>all the rest</text:p>
      <text:p text:style-name="P6">B <text:s text:c="11"/><text:tab/>"c 1:3 rwm", "c 1:5 r" <text:s text:c="11"/>all the rest</text:p>
      <text:p text:style-name="P6"/>
      <text:p text:style-name="P6">когда добавляется "c *:3 rwm" <text:span text:style-name="T7">к А</text:span>:</text:p>
      <text:p text:style-name="P6"/>
      <text:p text:style-name="P6"># echo "c *:3 rwm" &gt;A/devices.allow</text:p>
      <text:p text:style-name="P6"/>
      <text:p text:style-name="P6">это приводит к следующему результату:</text:p>
      <text:p text:style-name="P6"/>
      <text:p text:style-name="P6">Группа<text:tab/>Элементы белого списка<text:tab/>Запрещённые устройства</text:p>
      <text:p text:style-name="P6">A <text:s/><text:tab/> <text:s text:c="10"/>"c *:3 rwm", "c 1:5 r" <text:s text:c="12"/>all the rest</text:p>
      <text:p text:style-name="P6">B <text:s text:c="8"/><text:tab/> <text:s text:c="10"/>"c 1:3 rwm", "c 1:5 r" <text:s text:c="12"/>all the rest</text:p>
      <text:p text:style-name="P6"/>
      <text:p text:style-name="P7">Однако теперь возможно добавить новые элементы к В:</text:p>
      <text:p text:style-name="P7"/>
      <text:p text:style-name="P7"># echo "c 2:3 rwm" &gt;B/devices.allow</text:p>
      <text:p text:style-name="P7"># echo "c 50:3 r" &gt;B/devices.allow</text:p>
      <text:p text:style-name="P7"><text:soft-page-break/></text:p>
      <text:p text:style-name="P7">или даже:</text:p>
      <text:p text:style-name="P7"/>
      <text:p text:style-name="P7"># echo "c *:3 rwm" &gt;B/devices.allow</text:p>
      <text:p text:style-name="P7"/>
      <text:p text:style-name="P8">Разрешить или запретить всё, записывая 'a' в devices.allow или devices.deny, не <text:span text:style-name="T7">будет</text:span> возможн<text:span text:style-name="T7">ым</text:span> в том случае, если контрольная группа device содержит потомков.</text:p>
      <text:p text:style-name="P8"/>
      <text:p text:style-name="P14">4.1. Иерархия (внутренняя реализация)</text:p>
      <text:p text:style-name="P8">Контрольная группа device <text:span text:style-name="T5">внутри </text:span>реализована, используя поведение (ALLOW, DENY) и список исключений. Внутреннее состояние контролируется используя тот же интерфейс пользователя <text:span text:style-name="T5">для сохранения совместимости с предыдущими реализациями, основанными только на белых списках. Удаления или добавления исключений, которые уменьшают доступ к устройству, будут распространены вниз по иерархии.</text:span></text:p>
      <text:p text:style-name="P9">Для каждого переданного исключения эффективное правило будет перепроверено основываясь на текущем состоянии разрешений родителя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15:38:48.360022462</meta:creation-date>
    <dc:date>2015-01-05T19:20:51.609540331</dc:date>
    <meta:editing-duration>PT3H25M37S</meta:editing-duration>
    <meta:editing-cycles>10</meta:editing-cycles>
    <meta:generator>LibreOffice/4.1.6.2$Linux_X86_64 LibreOffice_project/410m0$Build-2</meta:generator>
    <meta:document-statistic meta:table-count="0" meta:image-count="0" meta:object-count="0" meta:page-count="3" meta:paragraph-count="55" meta:word-count="690" meta:character-count="4878" meta:non-whitespace-character-count="4094"/>
  </office:meta>
</office:document-meta>
</file>